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2" style:family="paragraph" style:parent-style-name="Text_20_body">
      <style:paragraph-properties fo:margin-top="0cm" fo:margin-bottom="0cm" loext:contextual-spacing="false" fo:orphans="2" fo:widows="2" style:writing-mode="lr-tb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3" style:family="paragraph" style:parent-style-name="Text_20_body">
      <style:paragraph-properties fo:margin-top="0cm" fo:margin-bottom="0cm" loext:contextual-spacing="false" fo:orphans="2" fo:widows="2" style:writing-mode="lr-tb"/>
      <style:text-properties fo:font-size="13pt" style:font-size-asian="13pt" style:font-size-complex="13pt"/>
    </style:style>
    <style:style style:name="T1" style:family="text">
      <style:text-properties officeooo:rsid="001a4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2</text:p>
      <text:p text:style-name="P2">L'avverbio "Spesso" ha la funzione di sottolineare una routine, la ripetizione continua di quella condizione, non che avviene una sola volta.</text:p>
      <text:p text:style-name="P3"/>
      <text:p text:style-name="P2">Es 3</text:p>
      <text:p text:style-name="P2">L'analogia tra l'albatro e il poeta è la condizione di svilimento che hanno verso il mondo in cui si trovano.I marinai rappresentano i nuovi tipi di lettori popolar<text:span text:style-name="T1">i</text:span>.</text:p>
      <text:p text:style-name="P3"/>
      <text:p text:style-name="P2">Es 4</text:p>
      <text:p text:style-name="P2">a differenza di Perdita d'aureola, qui viene sottolineata l'estraneità del poeta verso la società circostante, il quale subisce una vertiginosa discesa simboleggiata dall'albatro che scende dal cielo. I due testi si discostano anche per quanto riguarda il tempo dell'avvenimento, questo abbassamento della condizione del poeta è una cosa che si ripete in continuazione mentre la perdita dell'aureola è stata un avvenimento unico.</text:p>
      <text:p text:style-name="P3"/>
      <text:p text:style-name="P2">Es 5</text:p>
      <text:p text:style-name="P2">La condizione del poeta è strettamente legata al mutamento dell'assetto sociale che si ha nella seconda metà dell'800 come l'avvento dell'industrializzazione e della nascita della nuova classe operaia. Gli operai però hanno un interesse di tipo solo materialistico: come per esempio il denaro, e questi interessi gli editori dovevano assecondarli. É questo cambiamento di tema che sta alla nascita del mutamento della condizione del poeta: in passato aveva il ruolo di guidare le persone tra gli alti ideali dell'arte. Adesso invece i poeti si vedono costretti a trattare temi dettati dagli interessi dei lettori pur di vendere e di sopravvivver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23S</meta:editing-duration>
    <meta:editing-cycles>5</meta:editing-cycles>
    <meta:generator>LibreOffice/5.2.1.2$Windows_x86 LibreOffice_project/31dd62db80d4e60af04904455ec9c9219178d620</meta:generator>
    <dc:date>2017-11-29T11:59:51.561000000</dc:date>
    <meta:document-statistic meta:table-count="0" meta:image-count="0" meta:object-count="0" meta:page-count="1" meta:paragraph-count="9" meta:word-count="219" meta:character-count="1400" meta:non-whitespace-character-count="1188"/>
    <meta:user-defined meta:name="Info 1"/>
    <meta:user-defined meta:name="Info 2"/>
    <meta:user-defined meta:name="Info 3"/>
    <meta:user-defined meta:name="Info 4"/>
  </office:meta>
</office:document-meta>
</file>